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1-title">
      <style:graphic-properties fo:min-height="3.306cm"/>
    </style:style>
    <style:style style:name="pr2" style:family="presentation" style:parent-style-name="Vivid1-outline1">
      <style:graphic-properties fo:min-height="13.174cm"/>
    </style:style>
    <style:style style:name="pr3" style:family="presentation" style:parent-style-name="Vivid1-notes">
      <style:graphic-properties draw:fill-color="#ffffff" draw:auto-grow-height="true" fo:min-height="12.4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use-window-font-color="true" style:text-outline="false" style:text-line-through-style="none" style:text-line-through-type="none" style:font-name="Source Sans Pro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9.996cm" svg:height="3.506cm" svg:x="1.664cm" svg:y="0.337cm" presentation:class="title" presentation:user-transformed="true">
          <draw:text-box>
            <text:p text:style-name="P1"><text:tab/><text:tab/><text:tab/><text:tab/><text:tab/><text:tab/><text:tab/><text:tab/>Instructor</text:p>
          </draw:text-box>
        </draw:frame>
        <draw:frame presentation:style-name="pr2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İbrahim Berat Kaya</text:p>
                <text:p/>
              </text:list-item>
              <text:list-item>
                <text:p><text:span text:style-name="T1">github.com/iberatkaya</text:span></text:p>
              </text:list-item>
              <text:list-item>
                <text:p><text:span text:style-name="T1">linkedin.com/in/ibrahim-berat-kaya-0510b6193/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V8 and Node.js</text:p>
          </draw:text-box>
        </draw:frame>
        <draw:frame presentation:style-name="pr2" draw:text-style-name="P3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3"><text:span text:style-name="T1">V8 is a JavaScript engine made by Google in 2008.</text:span></text:p>
              </text:list-item>
              <text:list-item>
                <text:p text:style-name="P3"><text:span text:style-name="T1">V8 compiles JavaScript directly to native machine code.</text:span></text:p>
              </text:list-item>
              <text:list-item>
                <text:p text:style-name="P3"><text:span text:style-name="T2">Node.js allows JavaScript to be executed on the </text:span><text:span text:style-name="T1">server-side. An </text:span><text:span text:style-name="T1">example is Express.js.</text:span></text:p>
              </text:list-item>
              <text:list-item>
                <text:p text:style-name="P3"><text:span text:style-name="T1">After the release of The V8 engine and Node.js, many JavaScript </text:span><text:span text:style-name="T1">frameworks and applications were created. Examples: Angular.js, </text:span><text:span text:style-name="T1">React.js, React Native, Vue.js, Express.js</text:span></text:p>
              </text:list-item>
              <text:list-item>
                <text:p text:style-name="P3"><text:span text:style-name="T1">The simplicity and flexibility of JavaScript allows Node.js </text:span><text:span text:style-name="T1">Frameworks to be built very fast with little effort.</text:span></text:p>
              </text:list-item>
              <text:list-item>
                <text:p text:style-name="P3"><text:span text:style-name="T1">Package manager name is “npm”.</text:span></text:p>
                <text:p text:style-name="P3"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React</text:p>
          </draw:text-box>
        </draw:frame>
        <draw:frame presentation:style-name="pr2" draw:text-style-name="P3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3"><text:span text:style-name="T1">React.js is a front-end web framework made by Facebook in 2013.</text:span></text:p>
              </text:list-item>
              <text:list-item>
                <text:p text:style-name="P3"><text:span text:style-name="T2">Written in JavaScript or TypeScript with the </text:span><text:span text:style-name="T1">JSX extension.</text:span></text:p>
              </text:list-item>
              <text:list-item>
                <text:p text:style-name="P3"><text:span text:style-name="T1">Component based.</text:span></text:p>
              </text:list-item>
              <text:list-item>
                <text:p text:style-name="P3"><text:span text:style-name="T1">Has a Virtual DOM.</text:span></text:p>
              </text:list-item>
              <text:list-item>
                <text:p text:style-name="P3"><text:span text:style-name="T1">Used by Facebook, Instagram, Netflix, Yahoo, WhatsApp, NY Times, </text:span><text:span text:style-name="T1">Khan Academy. 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React Native</text:p>
          </draw:text-box>
        </draw:frame>
        <draw:frame presentation:style-name="pr2" draw:text-style-name="P3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3"><text:span text:style-name="T1">React Native is a cross-platform application framework created by </text:span><text:span text:style-name="T1">Facebook in 2015.</text:span></text:p>
              </text:list-item>
              <text:list-item>
                <text:p text:style-name="P3"><text:span text:style-name="T1">Very similar to React.</text:span></text:p>
              </text:list-item>
              <text:list-item>
                <text:p text:style-name="P3"><text:span text:style-name="T1">Create native applications.</text:span></text:p>
              </text:list-item>
              <text:list-item>
                <text:p text:style-name="P3"><text:span text:style-name="T1">Open-source.</text:span></text:p>
              </text:list-item>
              <text:list-item>
                <text:p text:style-name="P3"><text:span text:style-name="T1">Contains a JavaScript bridge.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1T1" presentation:use-date-time-name="dtd1">
        <office:forms form:automatic-focus="false" form:apply-design-mode="false"/>
        <draw:frame presentation:style-name="pr1" draw:layer="layout" svg:width="29.996cm" svg:height="3.506cm" svg:x="1.664cm" svg:y="0.337cm" presentation:class="title" presentation:user-transformed="true">
          <draw:text-box>
            <text:p>ECMAScript</text:p>
          </draw:text-box>
        </draw:frame>
        <draw:frame presentation:style-name="pr2" draw:text-style-name="P3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3"><text:span text:style-name="T1">ECMAScript is a scripting-language specification for JavaScript.</text:span></text:p>
              </text:list-item>
              <text:list-item>
                <text:p text:style-name="P3"><text:span text:style-name="T1">ES5: JSON.parse(), JSON.stringify(), Array.map(), Array.forEach()...</text:span></text:p>
              </text:list-item>
              <text:list-item>
                <text:p text:style-name="P3"><text:span text:style-name="T1">ES6: “let” and “const”, classes, default parameters, arrow </text:span><text:span text:style-name="T1">functions () =&gt; {}</text:span></text:p>
              </text:list-item>
              <text:list-item>
                <text:p text:style-name="P3"><text:span text:style-name="T2">ES7: “...” </text:span><text:span text:style-name="T1">(spread) operator, async functions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3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svg:stroke-color="#808080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9T18:10:07.860567002</meta:creation-date>
    <meta:editing-duration>PT25M3S</meta:editing-duration>
    <meta:editing-cycles>5</meta:editing-cycles>
    <meta:generator>LibreOffice/6.0.7.3$Linux_X86_64 LibreOffice_project/00m0$Build-3</meta:generator>
    <dc:title>Vivid</dc:title>
    <dc:date>2019-10-09T18:45:42.412907564</dc:date>
    <meta:document-statistic meta:object-count="60"/>
  </office:meta>
</office:document-meta>
</file>